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Sans-serif" svg:font-family="Sans-serif"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style>
    <style:style style:name="P2" style:family="paragraph" style:parent-style-name="Text_20_body">
      <style:paragraph-properties fo:margin-left="0cm" fo:margin-right="0cm" fo:orphans="2" fo:widows="2" fo:text-indent="0cm" style:auto-text-indent="false"/>
      <style:text-properties fo:font-variant="normal" fo:text-transform="none" fo:color="#000000" style:font-name="sans-serif" fo:font-size="14pt" fo:letter-spacing="normal" fo:font-style="normal" fo:font-weight="normal"/>
    </style:style>
    <style:style style:name="P3" style:family="paragraph" style:parent-style-name="Text_20_body">
      <style:paragraph-properties fo:margin-left="0cm" fo:margin-right="0cm" fo:orphans="2" fo:widows="2" fo:text-indent="0cm" style:auto-text-indent="false"/>
      <style:text-properties fo:font-variant="normal" fo:text-transform="none" fo:color="#000000" style:font-name="sans-serif" fo:font-size="14pt" fo:letter-spacing="normal" fo:font-style="normal" style:font-size-asian="12.25pt" style:font-size-complex="14pt"/>
    </style:style>
    <style:style style:name="P4" style:family="paragraph" style:parent-style-name="Heading_20_1">
      <style:paragraph-properties fo:margin-left="0cm" fo:margin-right="0cm" fo:orphans="2" fo:widows="2" fo:text-indent="0cm" style:auto-text-indent="false"/>
      <style:text-properties fo:font-variant="normal" fo:text-transform="none" fo:color="#000000" style:font-name="sans-serif" fo:letter-spacing="normal" fo:font-style="normal"/>
    </style:style>
    <style:style style:name="P5" style:family="paragraph" style:parent-style-name="Preformatted_20_Text">
      <style:paragraph-properties fo:orphans="2" fo:widows="2"/>
    </style:style>
    <style:style style:name="P6" style:family="paragraph" style:parent-style-name="Preformatted_20_Text">
      <style:paragraph-properties fo:margin-left="0cm" fo:margin-right="0cm" fo:orphans="2" fo:widows="2" fo:text-indent="0cm" style:auto-text-indent="false"/>
    </style:style>
    <style:style style:name="P7" style:family="paragraph" style:parent-style-name="Preformatted_20_Text">
      <style:paragraph-properties fo:margin-left="0cm" fo:margin-right="0cm" fo:margin-top="0cm" fo:margin-bottom="0.499cm" fo:orphans="2" fo:widows="2" fo:text-indent="0cm" style:auto-text-indent="false"/>
    </style:style>
    <style:style style:name="P8" style:family="paragraph" style:parent-style-name="Preformatted_20_Text">
      <style:paragraph-properties fo:margin-top="0cm" fo:margin-bottom="0.499cm" fo:orphans="2" fo:widows="2"/>
    </style:style>
    <style:style style:name="P9" style:family="paragraph" style:parent-style-name="Heading_20_2">
      <style:paragraph-properties fo:margin-left="0cm" fo:margin-right="0cm" fo:orphans="2" fo:widows="2" fo:text-indent="0cm" style:auto-text-indent="false"/>
      <style:text-properties fo:font-variant="normal" fo:text-transform="none" fo:color="#000000" style:font-name="sans-serif" fo:letter-spacing="normal" fo:font-style="normal"/>
    </style:style>
    <style:style style:name="T1" style:family="text">
      <style:text-properties fo:font-variant="normal" fo:text-transform="none" fo:color="#000000" style:font-name="sans-serif" fo:letter-spacing="normal" fo:font-style="normal"/>
    </style:style>
    <style:style style:name="T2" style:family="text">
      <style:text-properties fo:font-variant="normal" fo:text-transform="none" fo:color="#000000" style:font-name="sans-serif" fo:font-size="14pt" fo:letter-spacing="normal" fo:font-style="normal" fo:font-weight="normal"/>
    </style:style>
    <style:style style:name="T3" style:family="text">
      <style:text-properties fo:font-variant="normal" fo:text-transform="none" fo:color="#000000" style:font-name="sans-serif" fo:font-size="14pt" fo:letter-spacing="normal" fo:font-style="normal" style:font-size-asian="12.25pt" style:font-size-complex="14pt"/>
    </style:style>
    <style:style style:name="T4" style:family="text">
      <style:text-properties fo:font-variant="normal" fo:text-transform="none" fo:color="#000000" style:font-name="sans-serif" fo:font-size="14pt" fo:letter-spacing="normal" fo:font-style="normal" style:font-size-asian="14pt" style:font-size-complex="14pt"/>
    </style:style>
    <style:style style:name="T5" style:family="text">
      <style:text-properties fo:font-variant="normal" fo:text-transform="none" fo:color="#000000" fo:font-size="14pt" fo:letter-spacing="normal" fo:font-style="normal" fo:font-weight="normal"/>
    </style:style>
    <style:style style:name="T6" style:family="text">
      <style:text-properties fo:font-variant="normal" fo:text-transform="none" fo:color="#000000" fo:letter-spacing="normal"/>
    </style:style>
    <style:style style:name="T7" style:family="text">
      <style:text-properties fo:font-variant="normal" fo:text-transform="none" fo:color="#000000" style:font-name="Sans-serif" fo:font-size="14pt" fo:letter-spacing="normal" fo:font-style="normal" style:font-size-asian="14pt" style:font-size-complex="14pt"/>
    </style:style>
    <style:style style:name="T8" style:family="text">
      <style:text-properties style:font-name="Sans-serif"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Uso di </text:span><text:span text:style-name="Source_20_Text"><text:span text:style-name="T1">dvswitch</text:span></text:span><text:span text:style-name="T1"> per gestire un diretta streaming</text:span></text:h>
      <text:p text:style-name="P1"><text:span text:style-name="Source_20_Text"><text:span text:style-name="T2">dvswitch</text:span></text:span><text:span text:style-name="T2"> è un simpatico programmino scritto da alcuni sviluppatori Debian per gestire la diretta streaming della DebConf, la conferenza annuale di Debian. Ha funzionalità molto scarne ed essenziali, ma sufficienti per chi non ha molte pretese e vuole organizzare lo streaming di un evento.</text:span></text:p>
      <text:p text:style-name="P1"><text:span text:style-name="T2">Le istruzioni generali per usare il programma sono sul sito </text:span><text:a xlink:type="simple" xlink:href="http://dvswitch.alioth.debian.org/wiki/">http://dvswitch.alioth.debian.org/wiki/</text:a><text:span text:style-name="T2">, e non mi metterò a ripeterle qui perché sono già abbastanza chiare sul sito (anche se in ordine un po' sparso). In queste pagine aggiungo solo un po' di trucchi che ho scoperto nel tempo per fare cose particolari o con strumentazione particolare.</text:span></text:p>
      <text:h text:style-name="P9" text:outline-level="2">Breve nota di nomenclatura</text:h>
      <text:p text:style-name="P1"><text:span text:style-name="T2">Gli esempi mostrati saranno fatti con il programma </text:span><text:span text:style-name="Source_20_Text"><text:span text:style-name="T2">avconv</text:span></text:span><text:span text:style-name="T2">, che è il nuovo nome del programma </text:span><text:span text:style-name="Source_20_Text"><text:span text:style-name="T2">ffmpeg</text:span></text:span><text:span text:style-name="T2">. Teoricamente dovrebbero funzionare altrettanto sostituendo </text:span><text:span text:style-name="Source_20_Text"><text:span text:style-name="T2">ffmpeg</text:span></text:span><text:span text:style-name="T2"> al posto di </text:span><text:span text:style-name="Source_20_Text"><text:span text:style-name="T2">avconv</text:span></text:span><text:span text:style-name="T2">, ma non ci giurerei (anche perché nel tempo l'intefaccia di </text:span><text:span text:style-name="Source_20_Text"><text:span text:style-name="T2">ffmpeg</text:span></text:span><text:span text:style-name="T2"> è cambiata parecchio).</text:span></text:p>
      <text:h text:style-name="P9" text:outline-level="2">Informazioni generali</text:h>
      <text:p text:style-name="P1"><text:span text:style-name="Source_20_Text"><text:span text:style-name="T2">dvswitch</text:span></text:span><text:span text:style-name="T2"> è un programma GUI che va lanciato con le opzioni </text:span><text:span text:style-name="Source_20_Text"><text:span text:style-name="T2">-h</text:span></text:span><text:span text:style-name="T2"> e </text:span><text:span text:style-name="Source_20_Text"><text:span text:style-name="T2">-p</text:span></text:span><text:span text:style-name="T2"> per specificare rispettivamente un indirizzo (eventualmente </text:span><text:span text:style-name="Source_20_Text"><text:span text:style-name="T2">0.0.0.0</text:span></text:span><text:span text:style-name="T2"> che corrisponde a tutte le interfacce) ed una porta sulla quale ascoltare. Una volta avviato, a lui si possono connettere dei client che sono </text:span><text:span text:style-name="Source_20_Text"><text:span text:style-name="T2">source</text:span></text:span><text:span text:style-name="T2"> (se forniscono audio/video) o </text:span><text:span text:style-name="Source_20_Text"><text:span text:style-name="T2">sink</text:span></text:span><text:span text:style-name="T2">(se lo prendono). Man mano che vengono aggiunte sorgenti, queste compaiono sullo parte in basso e possono essere mandate in diretta.</text:span></text:p>
      <text:p text:style-name="P1"><text:span text:style-name="T2">Poi ci sono vari programmi </text:span><text:span text:style-name="Source_20_Text"><text:span text:style-name="T2">dvsource-*</text:span></text:span><text:span text:style-name="T2"> e </text:span><text:span text:style-name="Source_20_Text"><text:span text:style-name="T2">dvsink-*</text:span></text:span><text:span text:style-name="T2"> che fanno da sorgenti e pozzi da e verso vari tipi di input (file, telecamere Firewire, sorgenti Video4Linux2, ...). Accettano in input e danno in output solo file e stream in formato DV, che è quello usato interamente da </text:span><text:span text:style-name="Source_20_Text"><text:span text:style-name="T2">dvswitch</text:span></text:span><text:span text:style-name="T2">.</text:span></text:p>
      <text:h text:style-name="P9" text:outline-level="2">Come ottenere file DV</text:h>
      <text:p text:style-name="P1"><text:span text:style-name="T2">Se si usa </text:span><text:span text:style-name="Source_20_Text"><text:span text:style-name="T2">avconv esiste già il target </text:span></text:span><text:span text:style-name="T2">pal-dv che codifica automaticamente un file in formato DV (usando lo standard PAL, </text:span><text:soft-page-break/><text:span text:style-name="T2">che è quello che si usa in Italia). Quindi si può fare una roba del genere:</text:span></text:p>
      <text:p text:style-name="P7"><text:span text:style-name="Source_20_Text"><text:span text:style-name="T5">avconv -i input.avi -t pal-dv output.dv</text:span></text:span></text:p>
      <text:p text:style-name="P1"><text:span text:style-name="T2">Il file ottenuto può essere poi dato in pasto a </text:span><text:span text:style-name="Source_20_Text"><text:span text:style-name="T2">dvsource-file</text:span></text:span><text:span text:style-name="T2"> (considerare l'opzione </text:span><text:span text:style-name="Source_20_Text"><text:span text:style-name="T2">-l</text:span></text:span><text:span text:style-name="T2"> per farlo andare in loop).</text:span></text:p>
      <text:h text:style-name="P9" text:outline-level="2">Come ottenere stream DV da una reflex digitale Canon</text:h>
      <text:p text:style-name="P1"><text:span text:style-name="T2">Io ho una reflex digitale Canon (modello EOS 500D). Tramite un astuto programmino che si chiama </text:span><text:span text:style-name="Source_20_Text"><text:span text:style-name="T2">eos-movrec</text:span></text:span><text:span text:style-name="T2"> (scritto da un russo e probabilmente non mantenuto, ma quasi funzionante; vedi sito </text:span><text:a xlink:type="simple" xlink:href="http://sourceforge.net/projects/eos-movrec/">http://sourceforge.net/projects/eos-movrec/</text:a><text:span text:style-name="T2">) è possibile ottenere dalla macchina fotografica uno stream in formato MJPEG (Motion JPEG, ossia tanti frame ciascuno compresso con JPEG appiccicati uno dopo l'altro) incapsulati in un file AVI. Però serve una patch (== hack schifoso) scritta da me (Giovanni Mascellani) per fare in modo che questo stream sia consumabile da </text:span><text:span text:style-name="Source_20_Text"><text:span text:style-name="T2">avconv</text:span></text:span><text:span text:style-name="T2">: eos-movrec_stream.patch.</text:span></text:p>
      <text:p text:style-name="P2">Una volta applicata la patch, bisogna creare una FIFO temporanea:</text:p>
      <text:p text:style-name="P7"><text:span text:style-name="Source_20_Text"><text:span text:style-name="T5">mkfifo /tmp/stream.avi</text:span></text:span></text:p>
      <text:p text:style-name="P1"><text:span text:style-name="T2">Poi bisogna dire a </text:span><text:span text:style-name="Source_20_Text"><text:span text:style-name="T2">eos-movrec</text:span></text:span><text:span text:style-name="T2"> di salvare su tale file (uno degli effetti della patch è fare in modo che non reagisca male quando gli chiedi di salvare su un file che esiste già) e girare l'output della FIFO a </text:span><text:span text:style-name="Source_20_Text"><text:span text:style-name="T2">avconv</text:span></text:span><text:span text:style-name="T2">:</text:span></text:p>
      <text:p text:style-name="P7"><text:span text:style-name="Source_20_Text"><text:span text:style-name="T5">avconv -i /tmp/stream.avi -target pal-dv - | dvsource-file -h host -p port /dev/stdin</text:span></text:span></text:p>
      <text:p text:style-name="P2">Attenzione: in questa configurazione un grosso problema è alimentare il macchina fotografica per sufficiente tempo. Tende a scaricarsi piuttosto rapidamente e l'attacco all'alimentazione di rete costa un occhio della testa.</text:p>
      <text:h text:style-name="P9" text:outline-level="2">Come ottenere uno stream DV da una telecamera IP</text:h>
      <text:p text:style-name="P2">Mi è capitato di dover interfacciare alcune telecamere IP con dvswitch. Non è stato semplicissimo, ma alla fine le forze del bene hanno trionfato.</text:p>
      <text:p text:style-name="P1"><text:span text:style-name="T2">Tanto per cominciare, bisogna configurarle opportunamente, con particolare attenzione alla configurazione di rete ed a mettere una </text:span><text:soft-page-break/><text:span text:style-name="T2">password all'interfaccia di amministrazione. Però l'accesso al video deve essere libero da password, perché non so come passare la password a </text:span><text:span text:style-name="Source_20_Text"><text:span text:style-name="T2">avconv</text:span></text:span><text:span text:style-name="T2">.</text:span></text:p>
      <text:p text:style-name="P1"><text:span text:style-name="T2">L'unico dettaglio a cui fare attenzione è il fatto che </text:span><text:span text:style-name="Source_20_Text"><text:span text:style-name="T2">avconv</text:span></text:span><text:span text:style-name="T2"> non è in grado di capire da solo il tipo di stream (che, per le telecamere con cui ho giocato io, è sempre MJPEG, ma non è incapsulato in un AVI, è sparato direttamente sullo stream). Inoltre è anche una buona idea correggere il framerate e farlo diventare 25 fps (quasi tutte le IP camera che ho provato non fanno più di 15; in realtà potete anche lavorare a 15, ma è meglio che tutte le sorgenti abbiano lo stessa framerate, altrimenti dvswitch può sbarellare e produrre degli artefatti). Bisogna quindi usare il comando leggermente più raffinato:</text:span></text:p>
      <text:p text:style-name="P7"><text:span text:style-name="Source_20_Text"><text:span text:style-name="T5">avconv -f mjpeg -i indirizzo_dello_stream -target pal-dv -r 25 - | dvsource-file -h host -p port /dev/stdin</text:span></text:span></text:p>
      <text:p text:style-name="P1"><text:span text:style-name="T2">Ottenere </text:span><text:span text:style-name="Source_20_Text"><text:span text:style-name="T2">indirizzo_dello_stream</text:span></text:span><text:span text:style-name="T2"> può essere un altro problema: alcune volte l'interfaccia Web lo dice; se questo non accade, la pagina </text:span><text:a xlink:type="simple" xlink:href="http://forum.synology.com/wiki/index.php/User_Reported_Compatible_IP_Cameras">http://forum.synology.com/wiki/index.php/User_Reported_Compatible_IP_Cameras</text:a><text:span text:style-name="T2"> potrebbe essere un utile fonte di informazioni.</text:span></text:p>
      <text:p text:style-name="P1"><text:span text:style-name="T2">In alcuni casi la telecamera è particolarmente antipatica e manda fuori stream MJPEG molto buffi, ossia in cui i frame sono divisi da separatori MIME. In questo caso la cosa più facile da fare è mettere un piccolo programmino Python scritto da me (mjpeg_filter.py) per l'occasione che in sostanza separa i frame (che sono normalissime immagini JPEG) e poi li ricuce insieme semplicemente giustapponendoli nello stream MJPEG. Viene fuori una pipeline di questo tipo:</text:span></text:p>
      <text:p text:style-name="P7"><text:span text:style-name="Source_20_Text"><text:span text:style-name="T5">curl indirizzo_dello_stream | python mjpeg_filter.py | avconv -f mjpeg -i - -target pal-dv -r 25 - | dvsource-file -h host -p port /dev/stdin</text:span></text:span></text:p>
      <text:p text:style-name="P1"><text:span text:style-name="T2">Va da se che il programmino è hacckosissimo e funziona con la IP camera che avevo io (una Grandtec IP Camera III). Con altre telecamere potrebbe aver bisogno di ulteriori adattamenti (per esempio per riconoscere altri header, o header ordinati diversamente; date un'occhiata al vostro stream con </text:span><text:span text:style-name="Source_20_Text"><text:span text:style-name="T2">hexdump</text:span></text:span><text:span text:style-name="T2"> e quasi tutto dovrebbe essere subito chiaro).</text:span></text:p>
      <text:h text:style-name="P9" text:outline-level="2"><text:soft-page-break/>Come ottenere uno stream DV da un dispositivo Video4Linux2 a caso</text:h>
      <text:p text:style-name="P1"><text:span text:style-name="T2">A volte i dispositivi v4l2 emettono uno stream DV. In tal caso non c'è niente da fare ed è sufficiente usare il programma </text:span><text:span text:style-name="Source_20_Text"><text:span text:style-name="T2">dvsource-v4l2-dv</text:span></text:span><text:span text:style-name="T2">. È il caso migliore e, ovviamente, a noi non è capitato.</text:span></text:p>
      <text:p text:style-name="P1"><text:span text:style-name="T2">Altre volte </text:span><text:span text:style-name="Source_20_Text"><text:span text:style-name="T2">avconv</text:span></text:span><text:span text:style-name="T2"> è in grado di recuperare lo stream dalla webcam direttamente e di codificarlo e poi passarlo a </text:span><text:span text:style-name="Source_20_Text"><text:span text:style-name="T2">dvsource-file</text:span></text:span><text:span text:style-name="T2">. In tal caso un comando di questo tipo dovrebbe essere sufficiente:</text:span></text:p>
      <text:p text:style-name="P7"><text:span text:style-name="Source_20_Text"><text:span text:style-name="T5">avconv -f video4linux2 -i /dev/video0 -target pal-dv - | dvsource-file -h host -p port /dev/stdin</text:span></text:span></text:p>
      <text:p text:style-name="P1"><text:span text:style-name="T2">In casi disperati, occorre prima passare per </text:span><text:span text:style-name="Source_20_Text"><text:span text:style-name="T2">vlc</text:span></text:span><text:span text:style-name="T2">, che, a quanto pare, è più astuto nel riconoscere l'input e metterlo in una forma che </text:span><text:span text:style-name="Source_20_Text"><text:span text:style-name="T2">avconv</text:span></text:span><text:span text:style-name="T2"> sia disposto a mangiare. Viene fuori una roba di questo tipo (ammesso che la webcam spari fuori MJPEG; bisogna cambiare il formato se si tratta di altro):</text:span></text:p>
      <text:p text:style-name="P7"><text:span text:style-name="Source_20_Text"><text:span text:style-name="T5">vlc v4l2:///dev/video0 --sout '#std{mux=raw,access=file,dst=-}' | avconv -f mjpeg -i - -target pal-dv - | dvsource-file -h host -p port /dev/stdin</text:span></text:span></text:p>
      <text:p text:style-name="P1"><text:span text:style-name="T2">Questa riga, per ora, ha un problema: la prima esecuzione di </text:span><text:span text:style-name="Source_20_Text"><text:span text:style-name="T2">vlc</text:span></text:span><text:span text:style-name="T2"> introduce un delay di qualche secondo (probabilmente c'è qualche buffer da qualche parte). Devo ancora capire il problema esatto.</text:span></text:p>
      <text:h text:style-name="P9" text:outline-level="2">Come ottenere uno stream DV dal monitor</text:h>
      <text:p text:style-name="P1"><text:span text:style-name="T2">Esiste </text:span><text:span text:style-name="Source_20_Text"><text:span text:style-name="T2">x11grab</text:span></text:span><text:span text:style-name="T2">!</text:span></text:p>
      <text:p text:style-name="P7"><text:span text:style-name="Source_20_Text"><text:span text:style-name="T5">avconv -s hd1080 -f x11grab -r 25 -i :0.0 -vf scale -target pal-dv - | dvsource-file -h host -p port /dev/stdin</text:span></text:span></text:p>
      <text:p text:style-name="P1"><text:span text:style-name="T2">Purtroppo bisogna specificare per forza le dimensioni dello schermo con l'opzione </text:span><text:span text:style-name="Source_20_Text"><text:span text:style-name="T2">-s</text:span></text:span><text:span text:style-name="T2">, altrimenti fa il fallback a 640x480...</text:span></text:p>
      <text:h text:style-name="P4" text:outline-level="1">Sparare tutto ad un server Icecast</text:h>
      <text:p text:style-name="P1"><text:span text:style-name="T2">Una volta che tutte le sorgenti sono collegate, </text:span><text:span text:style-name="Source_20_Text"><text:span text:style-name="T2">dvswitch</text:span></text:span><text:span text:style-name="T2"> sta funzionando alla grande, ma è del tutto inutile se dello stream non si fa qualcosa di utile. La cosa migliore è ricodificarlo in un formato </text:span><text:soft-page-break/><text:span text:style-name="T2">opportuno e poi spararlo in uno stream pubblico in modo che tutti possano vedere i vostri magnifici contenuti.</text:span></text:p>
      <text:p text:style-name="P1"><text:span text:style-name="T2">Per fare questo serve un server Icecast (ce ne sono anche altri, ovviamente, ma non li ho provati), che riceve lo stream e lo rende disponibile a tutti quelli che lo vogliono. Una volta installato il pacchetto </text:span><text:span text:style-name="Source_20_Text"><text:span text:style-name="T2">icecast2</text:span></text:span><text:span text:style-name="T2">, lo si configura (la configurazione di default va già quasi bene, e le modifiche sono piuttosto immediate) e poi si usa il programma </text:span><text:span text:style-name="Source_20_Text"><text:span text:style-name="T2">oggfwd</text:span></text:span><text:span text:style-name="T2"> per mandargli lo stream sorgente.</text:span></text:p>
      <text:p text:style-name="P1"><text:span text:style-name="T2">Nella configurazione sono contenute due password: quella di amministratore (che permette l'accesso all'interfaccia Web di amministrazione) e quella di "source", che serve a </text:span><text:span text:style-name="Source_20_Text"><text:span text:style-name="T2">oggfwd</text:span></text:span><text:span text:style-name="T2"> per autenticarsi come sorgente.</text:span></text:p>
      <text:p text:style-name="P2">In definitiva, una volta configurato Icecast, il comando che serve è qualcosa del tipo:</text:p>
      <text:p text:style-name="P6"><text:span text:style-name="Source_20_Text"><text:span text:style-name="T5">dvsink-command -h host -p port -- \</text:span></text:span></text:p>
      <text:p text:style-name="P5"><text:span text:style-name="Source_20_Text"><text:span text:style-name="T6"><text:s text:c="2"/></text:span></text:span><text:span text:style-name="Source_20_Text"><text:span text:style-name="T5">ffmpeg2theora -o - -f dv -x 320 -y 240 -F 25 -V 200 -A 96 --aspect 4:3 --deinterlace - \</text:span></text:span></text:p>
      <text:p text:style-name="P8"><text:span text:style-name="Source_20_Text"><text:span text:style-name="T6"><text:s text:c="2"/></text:span></text:span><text:span text:style-name="Source_20_Text"><text:span text:style-name="T5">| oggfwd icecast-hostname icecast-port password path</text:span></text:span></text:p>
      <text:p text:style-name="P1"><text:span text:style-name="T2">Dove </text:span><text:span text:style-name="Source_20_Text"><text:span text:style-name="T2">password</text:span></text:span><text:span text:style-name="T2"> indica la password di sorgente e </text:span><text:span text:style-name="Source_20_Text"><text:span text:style-name="T2">path</text:span></text:span><text:span text:style-name="T2"> il percorso relativo sotto il quale comparirà lo stream (se metti </text:span><text:span text:style-name="Source_20_Text"><text:span text:style-name="T2">/test.ogg</text:span></text:span><text:span text:style-name="T2"> bisognerà chiamare l'URL </text:span><text:span text:style-name="Source_20_Text"><text:span text:style-name="T2">http://server:porta/test.ogg</text:span></text:span><text:span text:style-name="T2"> per vedere lo stream). Per sapere il significato delle varie opzioni di ffmpeg2theora, date un'occhiata alla pagina di manuale.</text:span></text:p>
      <text:p text:style-name="P1"><text:span text:style-name="T2">Ovviamente si possono avviare più sorgenti contemporaneamente (usando </text:span><text:span text:style-name="Source_20_Text"><text:span text:style-name="T2">path</text:span></text:span><text:span text:style-name="T2"> diversi, e comunque solo dopo aver configurato opportunamente il numero massimo di sorgenti in Icecast), per esempio una in alta qualità ed una in bassa qualità per chi ha la connessione scarsa. Occhio, però, che </text:span><text:span text:style-name="Source_20_Text"><text:span text:style-name="T2">ffmpeg2theora</text:span></text:span><text:span text:style-name="T2"> potrebbe essere piuttosto pesante.</text:span></text:p>
      <text:h text:style-name="P9" text:outline-level="2">Qualche suggerimento sparso</text:h>
      <text:p text:style-name="P3">Per ridurre il peso dello stream, un accorgimento molto importante e che in genere permette di risparmiare molta banda con spesa relativamente bassa in termini di qualità è ridurre il framerate. Per esempio, usando 15 al posto di 25 la differenza si vede poco (soprattutto se avete input video di qualità non altissima) e la banda quasi dimezza.</text:p>
      <text:p text:style-name="P3">Se invece potete permettervi più banda, potete aumentare la dimensione dello stream a 640x480, e alzare il framerate. <text:soft-page-break/>Ovviamente dovete anche alzare il bitrate, altrimenti non serve a niente, anzi probabilmente peggiora!</text:p>
      <text:p text:style-name="P1"><text:span text:style-name="T3">Per visualizzare il video in un br</text:span><text:span text:style-name="T4">owser sfrut</text:span><text:span text:style-name="T7">tando il potentissimo HTML5, date un'occhiata a </text:span><text:a xlink:type="simple" xlink:href="http://videojs.com/"><text:span text:style-name="T8">http://videojs.com/</text:span></text:a><text:span text:style-name="T8">.</text:span></text:p>
      <text:p text:style-name="P1"><text:span text:style-name="T8">Ricordatevi anche di salvare su file ciò che inviate in streaming! Bisogna usare dvsink-files e pigiare il pulsante “Record” nell'interfaccia di dvswitch. Fare una sola di queste due cose non è sufficiente: assicuratevi di leggere la documentazione e fare qualche prova prima, perché sarebbe molto spiacevole rendersi conto troppo tardi di non aver registrato nulla.</text:span></text:p>
      <text:p text:style-name="P1"><text:span text:style-name="T8">Per altre informazioni o per condividere esperienze, potete contattarmi all'indirizzo </text:span><text:a xlink:type="simple" xlink:href="mailto:mascellani@poisson.phc.unipi.it"><text:span text:style-name="T8">mascellani@poisson.phc.unipi.it</text:span></text:a><text:span text:style-name="T8"> (meglio ancora, potete scrivere sulla mailing list del GULP </text:span><text:a xlink:type="simple" xlink:href="mailto:gulp@gulp.linux.it"><text:span text:style-name="T8">gulp@gulp.linux.it</text:span></text:a><text:span text:style-name="T8">, dopo esservi iscritti sulla pagina </text:span><text:a xlink:type="simple" xlink:href="http://lists.gulp.linux.it/mailman/listinfo/gulp"><text:span text:style-name="T8">http://lists.gulp.linux.it/mailman/listinfo/gulp</text:span></text:a><text:span text:style-name="T8">).</text:span></text:p>
      <text:p text:style-name="P1"><text:span text:style-name="T8"/></text:p>
      <text:p text:style-name="P1"><text:span text:style-name="T8">Giovanni Mascellan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ans-serif" svg:font-family="sans-serif"/>
    <style:font-face style:name="FreeSans1" svg:font-family="FreeSans" style:font-family-generic="swiss"/>
    <style:font-face style:name="Sans-serif" svg:font-family="Sans-serif" style:font-family-generic="swiss"/>
    <style:font-face style:name="DejaVu Sans Mono" svg:font-family="'DejaVu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style:font-size-asian="24pt" style:font-weight-asian="bold" style:font-name-complex="Free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style:font-size-asian="18pt" style:font-weight-asian="bold" style:font-name-complex="Free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roid Sans1" style:font-size-asian="10pt" style:font-name-complex="FreeSans2" style:font-size-complex="10pt"/>
    </style:style>
    <style:style style:name="Source_20_Text" style:display-name="Source Text" style:family="text">
      <style:text-properties style:font-name="DejaVu Sans Mono" style:font-name-asian="Droid Sans1" style:font-name-complex="FreeSan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ovanni Mascellani</meta:initial-creator>
    <meta:creation-date>2012-10-30T22:33:27</meta:creation-date>
    <dc:date>2012-10-30T23:05:27</dc:date>
    <dc:creator>Giovanni Mascellani</dc:creator>
    <meta:editing-duration>PT16M50S</meta:editing-duration>
    <meta:editing-cycles>5</meta:editing-cycles>
    <meta:generator>LibreOffice/3.5$Linux_X86_64 LibreOffice_project/350m1$Build-2</meta:generator>
    <meta:document-statistic meta:table-count="0" meta:image-count="0" meta:object-count="0" meta:page-count="6" meta:paragraph-count="56" meta:word-count="1636" meta:character-count="10475" meta:non-whitespace-character-count="8894"/>
  </office:meta>
</office:document-meta>
</file>